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2a6099" loext:opacity="100%" style:text-underline-style="solid" style:text-underline-width="auto" style:text-underline-color="font-color" fo:font-weight="bold" officeooo:rsid="00182959" officeooo:paragraph-rsid="00182959" style:font-weight-asian="bold" style:font-weight-complex="bold"/>
    </style:style>
    <style:style style:name="P2" style:family="paragraph" style:parent-style-name="Standard">
      <style:text-properties fo:font-weight="bold" officeooo:rsid="00182959" officeooo:paragraph-rsid="00182959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82959" officeooo:paragraph-rsid="00182959" style:font-weight-asian="bold" style:font-weight-complex="bold"/>
    </style:style>
    <style:style style:name="P4" style:family="paragraph" style:parent-style-name="Standard">
      <style:text-properties fo:font-weight="normal" officeooo:rsid="00182959" officeooo:paragraph-rsid="00182959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82959" officeooo:paragraph-rsid="00182959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82959" officeooo:paragraph-rsid="00182959" style:font-weight-asian="normal" style:font-weight-complex="normal"/>
    </style:style>
    <style:style style:name="P7" style:family="paragraph" style:parent-style-name="Table_20_Contents">
      <style:text-properties fo:font-weight="bold" officeooo:rsid="001a080c" officeooo:paragraph-rsid="001a080c" style:font-weight-asian="bold" style:font-weight-complex="bold"/>
    </style:style>
    <style:style style:name="P8" style:family="paragraph" style:parent-style-name="Table_20_Contents">
      <style:text-properties officeooo:rsid="001a080c" officeooo:paragraph-rsid="001a080c"/>
    </style:style>
    <style:style style:name="P9" style:family="paragraph" style:parent-style-name="Standard">
      <style:text-properties style:text-underline-style="none" fo:font-weight="normal" officeooo:rsid="001a080c" officeooo:paragraph-rsid="001a080c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bf466" officeooo:paragraph-rsid="001bf466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1bf466" officeooo:paragraph-rsid="001bf46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1dfd2" officeooo:paragraph-rsid="0021dfd2" style:font-weight-asian="normal" style:font-weight-complex="normal"/>
    </style:style>
    <style:style style:name="P13" style:family="paragraph" style:parent-style-name="Standard" style:list-style-name="L1">
      <style:text-properties style:text-underline-style="none" fo:font-weight="normal" officeooo:rsid="001bf466" officeooo:paragraph-rsid="001bf466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f36e1" officeooo:paragraph-rsid="001f36e1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029ee" officeooo:paragraph-rsid="002029ee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dbd5a" officeooo:paragraph-rsid="001dbd5a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bold" officeooo:rsid="001a080c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#007bc2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1dfd2"/>
    </style:style>
    <style:style style:name="T8" style:family="text">
      <style:text-properties style:text-underline-style="solid" style:text-underline-width="auto" style:text-underline-color="font-color" fo:font-weight="bold" officeooo:rsid="0021e115" style:font-weight-asian="bold" style:font-weight-complex="bold"/>
    </style:style>
    <style:style style:name="T9" style:family="text">
      <style:text-properties officeooo:rsid="0021e115"/>
    </style:style>
    <style:style style:name="T10" style:family="text">
      <style:text-properties style:text-underline-style="dotted" style:text-underline-width="auto" style:text-underline-color="font-color"/>
    </style:style>
    <style:style style:name="T11" style:family="text">
      <style:text-properties style:text-position="0% 100%"/>
    </style:style>
    <style:style style:name="T12" style:family="text">
      <style:text-properties style:text-position="super 58%" officeooo:rsid="002029ee"/>
    </style:style>
    <style:style style:name="T13" style:family="text">
      <style:text-properties style:text-position="0% 100%" officeooo:rsid="002029e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ICULUM <text:s/>VITAE</text:p>
      <text:p text:style-name="P2"/>
      <text:p text:style-name="P3"/>
      <text:p text:style-name="P3">1.PERSONAL <text:s/>IDENTIFICATION</text:p>
      <text:p text:style-name="P3"/>
      <text:p text:style-name="P4">Names:Uwizeyimana </text:p>
      <text:p text:style-name="P4">Surname:Madeleine</text:p>
      <text:p text:style-name="P4">Identity number:1200570232420097</text:p>
      <text:p text:style-name="P4">Date of birth:23/01/2005</text:p>
      <text:p text:style-name="P4">Father’s name:Tuyizere Jean Paul</text:p>
      <text:p text:style-name="P4">Mother’s name:Mukagihana Josephine</text:p>
      <text:p text:style-name="P4">SEX:Female</text:p>
      <text:p text:style-name="P5">Place of birth</text:p>
      <text:p text:style-name="P6">southern province</text:p>
      <text:p text:style-name="P6">Kamonyi district </text:p>
      <text:p text:style-name="P6">Rukoma sector</text:p>
      <text:p text:style-name="P6">Murehe cell</text:p>
      <text:p text:style-name="P6">Village Kabagabo</text:p>
      <text:p text:style-name="P6">Nationality:Rwanda</text:p>
      <text:p text:style-name="P6">Marital status:Single</text:p>
      <text:p text:style-name="P6">Tel:0794755468</text:p>
      <text:p text:style-name="P5"><text:span text:style-name="T1">Email:</text:span><text:a xlink:type="simple" xlink:href="mailto:uwizeyimana828@gmail.com" text:style-name="Internet_20_link" text:visited-style-name="Visited_20_Internet_20_Link">uwizeyimana828@gmail.com</text:a></text:p>
      <text:p text:style-name="P5"><text:span text:style-name="T1"/></text:p>
      <text:p text:style-name="P5"><text:span text:style-name="T1"/></text:p>
      <text:p text:style-name="P5"><text:span text:style-name="T1">2</text:span>.<text:span text:style-name="T2">EDUCATION BACKGROUND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YEAR</text:p>
          </table:table-cell>
          <table:table-cell table:style-name="Table1.A1" office:value-type="string">
            <text:p text:style-name="P7">EDUCATION INSTITUTION</text:p>
          </table:table-cell>
          <table:table-cell table:style-name="Table1.A1" office:value-type="string">
            <text:p text:style-name="P7">ACADEMIC AWARD</text:p>
          </table:table-cell>
          <table:table-cell table:style-name="Table1.D1" office:value-type="string">
            <text:p text:style-name="P7">MAIN FIELD OF STUDY</text:p>
          </table:table-cell>
        </table:table-row>
        <table:table-row>
          <table:table-cell table:style-name="Table1.A2" office:value-type="string">
            <text:p text:style-name="P8">2021-2024</text:p>
          </table:table-cell>
          <table:table-cell table:style-name="Table1.A2" office:value-type="string">
            <text:p text:style-name="P8">Saint joseph karuganda</text:p>
          </table:table-cell>
          <table:table-cell table:style-name="Table1.A2" office:value-type="string">
            <text:p text:style-name="P8">Advanced level certificate</text:p>
          </table:table-cell>
          <table:table-cell table:style-name="Table1.D2" office:value-type="string">
            <text:p text:style-name="P8">Mathematics Computer Economics</text:p>
          </table:table-cell>
        </table:table-row>
        <table:table-row>
          <table:table-cell table:style-name="Table1.A2" office:value-type="string">
            <text:p text:style-name="P8">2018-2021</text:p>
          </table:table-cell>
          <table:table-cell table:style-name="Table1.A2" office:value-type="string">
            <text:p text:style-name="P8">G.S.Nyarusave</text:p>
          </table:table-cell>
          <table:table-cell table:style-name="Table1.A2" office:value-type="string">
            <text:p text:style-name="P8">Ordinary Level Certificate</text:p>
          </table:table-cell>
          <table:table-cell table:style-name="Table1.D2" office:value-type="string">
            <text:p text:style-name="P8">General Education</text:p>
          </table:table-cell>
        </table:table-row>
        <table:table-row>
          <table:table-cell table:style-name="Table1.A2" office:value-type="string">
            <text:p text:style-name="P8">2012-2017</text:p>
          </table:table-cell>
          <table:table-cell table:style-name="Table1.A2" office:value-type="string">
            <text:p text:style-name="P8">G.S.Murehe Protestant</text:p>
          </table:table-cell>
          <table:table-cell table:style-name="Table1.A2" office:value-type="string">
            <text:p text:style-name="P8">Primary Education Leaving certificate</text:p>
          </table:table-cell>
          <table:table-cell table:style-name="Table1.D2" office:value-type="string">
            <text:p text:style-name="P8">Primary Education</text:p>
          </table:table-cell>
        </table:table-row>
      </table:table>
      <text:p text:style-name="P6"/>
      <text:p text:style-name="P9">3.<text:span text:style-name="T3">LANGUAGES COMPETENCY</text:span></text:p>
      <text:p text:style-name="P9"><text:span text:style-name="T3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LANGUAGES </text:p>
          </table:table-cell>
          <table:table-cell table:style-name="Table2.B1" office:value-type="string">
            <text:p text:style-name="P7">Level of understanding,speaking and writing</text:p>
          </table:table-cell>
        </table:table-row>
        <table:table-row>
          <table:table-cell table:style-name="Table2.A2" office:value-type="string">
            <text:p text:style-name="P8">Kinyarwanda</text:p>
          </table:table-cell>
          <table:table-cell table:style-name="Table2.B2" office:value-type="string">
            <text:p text:style-name="P8">Excellent</text:p>
          </table:table-cell>
        </table:table-row>
        <table:table-row>
          <table:table-cell table:style-name="Table2.A2" office:value-type="string">
            <text:p text:style-name="P8">English</text:p>
          </table:table-cell>
          <table:table-cell table:style-name="Table2.B2" office:value-type="string">
            <text:p text:style-name="P8">Very good</text:p>
          </table:table-cell>
        </table:table-row>
        <table:table-row>
          <table:table-cell table:style-name="Table2.A2" office:value-type="string">
            <text:p text:style-name="P8">French</text:p>
          </table:table-cell>
          <table:table-cell table:style-name="Table2.B2" office:value-type="string">
            <text:p text:style-name="P8">Good</text:p>
          </table:table-cell>
        </table:table-row>
        <table:table-row>
          <table:table-cell table:style-name="Table2.A2" office:value-type="string">
            <text:p text:style-name="P8">Swahili</text:p>
          </table:table-cell>
          <table:table-cell table:style-name="Table2.B2" office:value-type="string">
            <text:p text:style-name="P8">Good</text:p>
          </table:table-cell>
        </table:table-row>
      </table:table>
      <text:p text:style-name="P9"/>
      <text:p text:style-name="P9">4.<text:span text:style-name="T4">COMPUTER <text:s/>LITERACY</text:span></text:p>
      <text:p text:style-name="P10">*Microsoft word</text:p>
      <text:p text:style-name="P10">*Microsoft excel</text:p>
      <text:p text:style-name="P10">*Power point</text:p>
      <text:p text:style-name="P10"><text:span text:style-name="T5"/></text:p>
      <text:p text:style-name="P11">5<text:span text:style-name="T6">.OTHER SKILLS</text:span></text:p>
      <text:p text:style-name="P10"><text:soft-page-break/>.Communication skill</text:p>
      <text:p text:style-name="P10">.<text:span text:style-name="T7">personal skill</text:span></text:p>
      <text:p text:style-name="P12"/>
      <text:p text:style-name="P12">6.<text:span text:style-name="T8">HOBBIES</text:span></text:p>
      <text:list text:style-name="L1">
        <text:list-header>
          <text:p text:style-name="P13">.<text:span text:style-name="T9">Helping <text:s/>others</text:span></text:p>
          <text:p text:style-name="P13">.<text:span text:style-name="T9">singing</text:span></text:p>
        </text:list-header>
      </text:list>
      <text:p text:style-name="P10"/>
      <text:p text:style-name="P14"><text:span text:style-name="T8">7</text:span><text:span text:style-name="T3">.REFERENCES</text:span></text:p>
      <text:p text:style-name="P14"><text:span text:style-name="T3">1.</text:span>KORADUSENGE THOMAS</text:p>
      <text:p text:style-name="P14"><text:span text:style-name="T3">Tel:</text:span>0788578839</text:p>
      <text:p text:style-name="P15">Headteacher at G.S <text:s/>Nganzo</text:p>
      <text:p text:style-name="P14"><text:span text:style-name="T3"/></text:p>
      <text:p text:style-name="P16">I,<text:span text:style-name="T10">UWIZEYIMANA Madeleine </text:span>certify that information given <text:s/>above is correct.</text:p>
      <text:p text:style-name="P16"/>
      <text:p text:style-name="P16"/>
      <text:p text:style-name="P16">Done at RUKOMA <text:span text:style-name="T11">on06</text:span><text:span text:style-name="T12">th</text:span><text:span text:style-name="T13">jan2025</text:span></text:p>
      <text:p text:style-name="P10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1:51:26.202791651</meta:creation-date>
    <dc:date>2025-01-07T10:49:09.577081219</dc:date>
    <meta:editing-duration>PT24M15S</meta:editing-duration>
    <meta:editing-cycles>4</meta:editing-cycles>
    <meta:generator>LibreOffice/24.8.3.2$Linux_X86_64 LibreOffice_project/480$Build-2</meta:generator>
    <meta:document-statistic meta:table-count="2" meta:image-count="0" meta:object-count="0" meta:page-count="2" meta:paragraph-count="63" meta:word-count="130" meta:character-count="1147" meta:non-whitespace-character-count="1071"/>
  </office:meta>
</office:document-meta>
</file>